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UBUcuerpoTrabajo">
      <style:paragraph-properties fo:margin-left="0cm" fo:margin-right="0cm" fo:text-indent="0cm" style:auto-text-indent="false"/>
    </style:style>
    <style:style style:name="P2" style:family="paragraph" style:parent-style-name="UBUcuerpoTrabajo">
      <style:paragraph-properties fo:margin-left="0cm" fo:margin-right="0cm" fo:text-indent="0cm" style:auto-text-indent="false"/>
      <style:text-properties style:font-name="Times New Roman1" fo:font-size="12pt" style:font-size-asian="12pt" style:font-size-complex="12pt"/>
    </style:style>
    <style:style style:name="P3" style:family="paragraph" style:parent-style-name="UBUcuerpoTrabajo">
      <style:text-properties style:font-name="Times New Roman1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spectos relevantes del desarrollo del proyecto </text:h>
      <text:p text:style-name="P2"/>
      <text:p text:style-name="P3">En este capítulo vamos a destacar los puntos claves del proyecto y como se han llevado a cabo.</text:p>
      <text:h text:style-name="Heading_20_2" text:outline-level="2">Lenguaje para el desarrollo del proyecto</text:h>
      <text:p text:style-name="UBUcuerpoTrabajo">Desde un primer momento se decidió el empleo de C++ como lenguaje central en la implementación del proyecto dado que permite trabajar con ROS. Aunque también hemos tenido que aprender a programar en SDF, dado que los modelados de robots, se hacen con este lenguaje para Gazebo. </text:p>
      <text:p text:style-name="P1"/>
      <text:h text:style-name="Heading_20_2" text:outline-level="2">Herramienta para manejo de de robots empleado</text:h>
      <text:p text:style-name="UBUcuerpoTrabajo">Como ya hemos visto en el punto anterior, había varias alternativas sobre la herramienta usar para la comunicación con el robot, pero propuesto por el Tutor, empezamos a aprender en el entorno ROS, el cual tiene muchas ventajas al ser el más usado en la actualidad, y estar en un crecimiento constante, además de ser completamente gratuito. </text:p>
      <text:p text:style-name="UBUcuerpoTrabajo"/>
      <text:h text:style-name="Heading_20_2" text:outline-level="2">Manejo de SDF</text:h>
      <text:p text:style-name="UBUcuerpoTrabajo">Para poder programar bien los robots conviene meter bastantes horas a probar los diferentes sensores(ya creados) que se pueden integrar a nuestro robot, probarles, y comprobar su funcionamiento, porque de estos es desde donde puedes sacar los datos para más tarde mediante ROS comunicarte con el, y ordenarle movimientos en función de los parametros recibidos de los sensores.</text:p>
      <text:p text:style-name="UBUcuerpoTrabajo">En este punto cabe destacar que manejar bien SDF, y insertar todos sus atributos aunque inicialmente no sean necesarios(ya sean masa, peso, su forma, inercia) es importante, porque más adelante vas a poder necesitar de estos para leer algún dato.</text:p>
      <text:p text:style-name="UBUcuerpoTrabajo"/>
      <text:h text:style-name="Heading_20_2" text:outline-level="2">Pruebas experimentales ROS</text:h>
      <text:p text:style-name="P1">Destacaría del proyecto realizado, que para cada robot se vayan haciendo pruebas, de tal manera que en el publicador busques que el robot te diga sus partes, o te escriba que elementos tienen mas de una longitud, en definitiva hacer pruebas para ver como es cada robot.</text:p>
      <text:p text:style-name="P1"/>
      <text:p text:style-name="P1">De esta manera conseguimos que el robot ver como es cada parte, podríamos pedir que nos enseñe todas las partes de tipo joint(unión), y aplicarles fuerzas para ver sus movimientos, comprobar como se mueve es importante para comprender el manej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/>
      <style:text-properties style:font-name="Times New Roman" style:font-size-asian="10.5pt"/>
    </style:style>
    <style:style style:name="Heading_20_1" style:display-name="Heading 1" style:family="paragraph" style:parent-style-name="Heading" style:next-style-name="UBUcuerpoTrabajo" style:default-outline-level="1" style:class="text">
      <style:paragraph-properties fo:margin-left="0.75cm" fo:margin-right="0cm" fo:margin-top="0.801cm" fo:margin-bottom="0.199cm" fo:text-indent="-0.25cm" style:auto-text-indent="false">
        <style:tab-stops/>
      </style:paragraph-properties>
      <style:text-properties fo:font-variant="small-caps" style:font-name="Arial" fo:font-size="16pt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75cm" fo:margin-right="0cm" fo:margin-top="0.6cm" fo:margin-bottom="0.199cm" fo:text-indent="-0.25cm" style:auto-text-indent="false">
        <style:tab-stops/>
      </style:paragraph-properties>
      <style:text-properties style:font-name="Arial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file-name text:display="name-and-extension">5_AspectosRelevantes.odt</text:file-name> v.<text:editing-cycles>17</text:editing-cycles> <text:title/><text:modification-date style:data-style-name="N103">05/jun/17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17:24</meta:creation-date>
    <meta:generator>OpenOffice/4.1.3$Win32 OpenOffice.org_project/413m1$Build-9783</meta:generator>
    <dc:date>2017-06-05T14:45:48.57</dc:date>
    <dc:creator>Carmelo Basconcillos Reyero</dc:creator>
    <meta:editing-duration>PT5H47M10S</meta:editing-duration>
    <meta:editing-cycles>17</meta:editing-cycles>
    <meta:document-statistic meta:table-count="0" meta:image-count="0" meta:object-count="0" meta:page-count="1" meta:paragraph-count="13" meta:word-count="336" meta:character-count="2066"/>
  </office:meta>
</office:document-meta>
</file>